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B141]+[.B142]+[.B143]+[.E113]" office:value-type="float" office:value="174" calcext:value-type="float">
            <text:p>174</text:p>
          </table:table-cell>
          <table:table-cell table:formula="of:=[.D129]-40"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 repo state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.00.0000</text:date>, <text:time style:data-style-name="N2" text:time-value="23:13:00.785464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3-27T23:13:19.363321547</dc:date>
    <meta:editing-duration>P1DT2H21M15S</meta:editing-duration>
    <meta:editing-cycles>336</meta:editing-cycles>
    <meta:document-statistic meta:table-count="1" meta:cell-count="281" meta:object-count="0"/>
  </office:meta>
</office:document-meta>
</file>